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06375cm"/>
    </style:style>
    <style:style style:name="ro1" style:family="table-row">
      <style:table-row-properties style:row-height="24.4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2" table:visibility="collap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56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2">
            <text:p><text:s text:c="2"/></text:p>
          </table:table-cell>
          <table:table-cell office:value-type="string" table:style-name="ce3">
            <text:p>Pacientes</text:p>
          </table:table-cell>
          <table:table-cell office:value-type="string" table:style-name="ce3">
            <text:p>Tipo de Alta</text:p>
          </table:table-cell>
          <table:table-cell office:value-type="string" table:style-name="ce3">
            <text:p>Telefone</text:p>
          </table:table-cell>
          <table:table-cell office:value-type="string" table:style-name="ce3">
            <text:p>Dia Alta</text:p>
          </table:table-cell>
          <table:table-cell office:value-type="string" table:style-name="ce3">
            <text:p>Cid</text:p>
          </table:table-cell>
          <table:table-cell office:value-type="string" table:style-name="ce3">
            <text:p>Endereço</text:p>
          </table:table-cell>
          <table:table-cell office:value-type="string" table:style-name="ce3">
            <text:p>Encaminhad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EVERSON RIBEIRO</text:p>
          </table:table-cell>
          <table:table-cell office:value-type="string" table:style-name="ce5">
            <text:p>MELHORADA</text:p>
          </table:table-cell>
          <table:table-cell office:value-type="float" office:value="53984621034" table:style-name="ce5">
            <text:p>53984621034</text:p>
          </table:table-cell>
          <table:table-cell office:value-type="date" office:date-value="2025-05-05T00:00:00" table:style-name="ce6">
            <text:p>05/05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ERNANI OSMAR BLAAS <text:s/>Nº411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7">
            <text:p>LUCAS DA SILVA VALERÃO</text:p>
          </table:table-cell>
          <table:table-cell office:value-type="string" table:style-name="ce5">
            <text:p>MELHORADA</text:p>
          </table:table-cell>
          <table:table-cell office:value-type="float" office:value="53991873327" table:style-name="ce5">
            <text:p>53991873327</text:p>
          </table:table-cell>
          <table:table-cell office:value-type="date" office:date-value="2025-05-07T00:00:00" table:style-name="ce6">
            <text:p>07/05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OITO <text:s/>Nº675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RISTIANO ANDRE GOCALVES DE NOBRE</text:p>
          </table:table-cell>
          <table:table-cell office:value-type="string" table:style-name="ce4">
            <text:p>PAULO ROBERTO SOARES SILVA</text:p>
          </table:table-cell>
          <table:table-cell office:value-type="string" table:style-name="ce5">
            <text:p>MELHORADA</text:p>
          </table:table-cell>
          <table:table-cell office:value-type="float" office:value="53984536509" table:style-name="ce5">
            <text:p>53984536509</text:p>
          </table:table-cell>
          <table:table-cell office:value-type="date" office:date-value="2025-05-08T00:00:00" table:style-name="ce6">
            <text:p>08/05/25</text:p>
          </table:table-cell>
          <table:table-cell office:value-type="string" table:style-name="ce5">
            <text:p>F29</text:p>
          </table:table-cell>
          <table:table-cell office:value-type="string" table:style-name="ce4">
            <text:p>ESTRADA DA GAMA <text:s/>Nº4043</text:p>
          </table:table-cell>
          <table:table-cell office:value-type="string" table:style-name="ce4">
            <text:p>CAPS ESCOL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CARLOS GIOVANI MEDEIROS GODINHO</text:p>
          </table:table-cell>
          <table:table-cell office:value-type="string" table:style-name="ce5">
            <text:p>MELHORADA</text:p>
          </table:table-cell>
          <table:table-cell office:value-type="float" office:value="53997041603" table:style-name="ce5">
            <text:p>53997041603</text:p>
          </table:table-cell>
          <table:table-cell office:value-type="date" office:date-value="2025-05-08T00:00:00" table:style-name="ce6">
            <text:p>08/05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VINTE <text:s text:c="4"/>GETULIO VARGAS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FERNANDA AGUIRRE BARROS</text:p>
          </table:table-cell>
          <table:table-cell office:value-type="string" table:style-name="ce5">
            <text:p>MELHORADA</text:p>
          </table:table-cell>
          <table:table-cell office:value-type="float" office:value="53991912535" table:style-name="ce5">
            <text:p>53991912535</text:p>
          </table:table-cell>
          <table:table-cell office:value-type="date" office:date-value="2025-05-08T00:00:00" table:style-name="ce6">
            <text:p>08/05/25</text:p>
          </table:table-cell>
          <table:table-cell office:value-type="string" table:style-name="ce5">
            <text:p>F250</text:p>
          </table:table-cell>
          <table:table-cell office:value-type="string" table:style-name="ce4">
            <text:p>AV DOMINGOS DE ALMEIDA <text:s/>Nº3790</text:p>
          </table:table-cell>
          <table:table-cell office:value-type="string" table:style-name="ce8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RCO ANTONIO AVILA FRAGA</text:p>
          </table:table-cell>
          <table:table-cell office:value-type="string" table:style-name="ce5">
            <text:p>MELHORADA</text:p>
          </table:table-cell>
          <table:table-cell office:value-type="float" office:value="53991906816" table:style-name="ce5">
            <text:p>53991906816</text:p>
          </table:table-cell>
          <table:table-cell office:value-type="date" office:date-value="2025-05-08T00:00:00" table:style-name="ce6">
            <text:p>08/05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MORADAS PELOTAS DOIS <text:s/>Nº21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OGERIO DIAS DE SOUZA<text:s/></text:p>
          </table:table-cell>
          <table:table-cell office:value-type="string" table:style-name="ce5">
            <text:p>MELHORADA</text:p>
          </table:table-cell>
          <table:table-cell office:value-type="float" office:value="53991052392" table:style-name="ce5">
            <text:p>53991052392</text:p>
          </table:table-cell>
          <table:table-cell office:value-type="date" office:date-value="2025-05-08T00:00:00" table:style-name="ce6">
            <text:p>08/05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PASSEIO GABRIEL GONÇALVES DA ROCHA Nº15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RISTELA SILVEIRA DEL PONTE</text:p>
          </table:table-cell>
          <table:table-cell office:value-type="string" table:style-name="ce5">
            <text:p>MELHORADA</text:p>
          </table:table-cell>
          <table:table-cell office:value-type="float" office:value="53999665758" table:style-name="ce5">
            <text:p>53999665758</text:p>
          </table:table-cell>
          <table:table-cell office:value-type="date" office:date-value="2025-05-08T00:00:00" table:style-name="ce6">
            <text:p>08/05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ARAGANO <text:s/>Nº201 <text:s text:c="2"/>BOM JESUS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CARLA REJANE FERNANDES MACHADO</text:p>
          </table:table-cell>
          <table:table-cell office:value-type="string" table:style-name="ce5">
            <text:p>MELHORADA</text:p>
          </table:table-cell>
          <table:table-cell office:value-type="float" office:value="53999868710" table:style-name="ce5">
            <text:p>53999868710</text:p>
          </table:table-cell>
          <table:table-cell office:value-type="date" office:date-value="2025-05-09T00:00:00" table:style-name="ce6">
            <text:p>09/05/25</text:p>
          </table:table-cell>
          <table:table-cell office:value-type="string" table:style-name="ce5">
            <text:p>F323</text:p>
          </table:table-cell>
          <table:table-cell office:value-type="string" table:style-name="ce4">
            <text:p>RUA JOSE JOAQUIM AFONSO ALVES Nº743</text:p>
          </table:table-cell>
          <table:table-cell office:value-type="string" table:style-name="ce9">
            <text:p>CAPS BARONES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GILDA IRENE BILHALVA PINTO</text:p>
          </table:table-cell>
          <table:table-cell office:value-type="string" table:style-name="ce5">
            <text:p>MELHORADA</text:p>
          </table:table-cell>
          <table:table-cell office:value-type="float" office:value="53984356189" table:style-name="ce5">
            <text:p>53984356189</text:p>
          </table:table-cell>
          <table:table-cell office:value-type="date" office:date-value="2025-05-09T00:00:00" table:style-name="ce6">
            <text:p>09/05/25</text:p>
          </table:table-cell>
          <table:table-cell office:value-type="string" table:style-name="ce5">
            <text:p>F323</text:p>
          </table:table-cell>
          <table:table-cell office:value-type="string" table:style-name="ce4">
            <text:p>RUA SETE <text:s/>Nº10241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SUYAN PARADA CAVALHEIRO</text:p>
          </table:table-cell>
          <table:table-cell office:value-type="string" table:style-name="ce5">
            <text:p>MELHORADA</text:p>
          </table:table-cell>
          <table:table-cell office:value-type="float" office:value="53991552611" table:style-name="ce5">
            <text:p>53991552611</text:p>
          </table:table-cell>
          <table:table-cell office:value-type="date" office:date-value="2025-05-09T00:00:00" table:style-name="ce6">
            <text:p>09/05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ISMAEL <text:s text:c="2"/>Nº661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number-rows-repeated="4" table:style-name="ro2">
          <table:table-cell table:style-name="ce2"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style-name="ce4"/>
          <table:table-cell table:style-name="ce10"/>
          <table:table-cell table:number-columns-repeated="16376"/>
        </table:table-row>
        <table:table-row table:number-rows-repeated="5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2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5" table:style-name="ro2">
          <table:table-cell/>
          <table:table-cell table:style-name="ce7"/>
          <table:table-cell table:number-columns-repeated="2" table:style-name="ce2"/>
          <table:table-cell table:style-name="ce11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3" table:style-name="ro2">
          <table:table-cell/>
          <table:table-cell table:style-name="ce7"/>
          <table:table-cell table:number-columns-repeated="2" table:style-name="ce2"/>
          <table:table-cell table:style-name="ce12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41" table:style-name="ro2">
          <table:table-cell table:number-columns-repeated="16384"/>
        </table:table-row>
        <table:table-row table:number-rows-repeated="75" table:style-name="ro2">
          <table:table-cell/>
          <table:table-cell office:value-type="string" table:style-name="ce2">
            <text:p>,</text:p>
          </table:table-cell>
          <table:table-cell table:number-columns-repeated="16382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16382"/>
        </table:table-row>
        <table:table-row table:number-rows-repeated="61446" table:style-name="ro2">
          <table:table-cell table:number-columns-repeated="16384"/>
        </table:table-row>
        <table:table-row table:number-rows-repeated="2679" table:style-name="ro4">
          <table:table-cell table:number-columns-repeated="16384"/>
        </table:table-row>
        <table:table-row table:number-rows-repeated="983040" table:style-name="ro2">
          <table:table-cell table:number-columns-repeated="16384"/>
        </table:table-row>
        <table:table-row table:number-rows-repeated="1229" table:style-name="ro4">
          <table:table-cell table:number-columns-repeated="16384"/>
        </table:table-row>
      </table:table>
      <table:table table:name="Plan2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4" table:style-name="ta3">
        <table:table-column table:style-name="co10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0" style:display-name="Accent 1 10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1" style:display-name="Accent 1 1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2" style:display-name="Accent 1 1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3" style:display-name="Accent 1 1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5" style:display-name="Accent 1 1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4" style:display-name="Accent 1 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7" style:display-name="Accent 1 7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8" style:display-name="Accent 1 8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9" style:display-name="Accent 1 9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0" style:display-name="Accent 10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1" style:display-name="Accent 11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2" style:display-name="Accent 12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4" style:display-name="Accent 1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5" style:display-name="Accent 1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6" style:display-name="Accent 1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7" style:display-name="Accent 1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8" style:display-name="Accent 1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0" style:display-name="Accent 2 10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1" style:display-name="Accent 2 1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2" style:display-name="Accent 2 1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3" style:display-name="Accent 2 1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4" style:display-name="Accent 2 1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4" style:display-name="Accent 2 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5" style:display-name="Accent 2 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8" style:display-name="Accent 2 8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9" style:display-name="Accent 2 9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0" style:display-name="Accent 3 10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1" style:display-name="Accent 3 1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2" style:display-name="Accent 3 1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3" style:display-name="Accent 3 1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4" style:display-name="Accent 3 1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5" style:display-name="Accent 3 1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4" style:display-name="Accent 3 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5" style:display-name="Accent 3 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6" style:display-name="Accent 3 6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9" style:display-name="Accent 3 9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6" style:display-name="Accent 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7" style:display-name="Accent 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8" style:display-name="Accent 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9" style:display-name="Accent 9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1" style:display-name="Bad 1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2" style:display-name="Bad 1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3" style:display-name="Bad 1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4" style:display-name="Bad 1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5" style:display-name="Bad 1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4" style:display-name="Bad 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5" style:display-name="Bad 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6" style:display-name="Bad 6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7" style:display-name="Bad 7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1" style:display-name="Error 1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3" style:display-name="Error 1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4" style:display-name="Error 1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5" style:display-name="Error 1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4" style:display-name="Error 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5" style:display-name="Error 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6" style:display-name="Error 6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7" style:display-name="Error 7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2" style:display-name="Footnote 1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3" style:display-name="Footnote 1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4" style:display-name="Footnote 1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5" style:display-name="Footnote 1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4" style:display-name="Footnote 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6" style:display-name="Footnote 6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7" style:display-name="Footnote 7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8" style:display-name="Footnote 8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0" style:display-name="Good 10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3" style:display-name="Good 1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4" style:display-name="Good 1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5" style:display-name="Good 1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7" style:display-name="Good 7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9" style:display-name="Good 9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0" style:display-name="Heading 1 10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1" style:display-name="Heading 1 1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5" style:display-name="Heading 1 1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5" style:display-name="Heading 1 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6" style:display-name="Heading 1 6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7" style:display-name="Heading 1 7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8" style:display-name="Heading 1 8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9" style:display-name="Heading 1 9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0" style:display-name="Heading 2 10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1" style:display-name="Heading 2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2" style:display-name="Heading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4" style:display-name="Heading 2 1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4" style:display-name="Heading 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5" style:display-name="Heading 2 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6" style:display-name="Heading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7" style:display-name="Heading 2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8" style:display-name="Heading 2 8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9" style:display-name="Heading 2 9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0" style:display-name="Hyperlink 10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3" style:display-name="Hyperlink 1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8" style:display-name="Hyperlink 8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9" style:display-name="Hyperlink 9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0" style:display-name="Neutral 10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1" style:display-name="Neutral 1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2" style:display-name="Neutral 1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3" style:display-name="Neutral 1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4" style:display-name="Neutral 1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4" style:display-name="Neutral 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5" style:display-name="Neutral 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7" style:display-name="Neutral 7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8" style:display-name="Neutral 8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1" style:display-name="Note 1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2" style:display-name="Note 1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3" style:display-name="Note 1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4" style:display-name="Note 1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5" style:display-name="Note 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6" style:display-name="Note 6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8" style:display-name="Note 8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9" style:display-name="Note 9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Status_32_10" style:display-name="Status 10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</style:style>
    <style:style style:name="Status_32_14" style:display-name="Status 14" style:family="table-cell" style:data-style-name="N0">
      <style:table-cell-properties style:vertical-align="automatic" fo:background-color="transparent"/>
    </style:style>
    <style:style style:name="Status_32_15" style:display-name="Status 15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Status_32_4" style:display-name="Status 4" style:family="table-cell" style:data-style-name="N0">
      <style:table-cell-properties style:vertical-align="automatic" fo:background-color="transparent"/>
    </style:style>
    <style:style style:name="Status_32_5" style:display-name="Status 5" style:family="table-cell" style:data-style-name="N0">
      <style:table-cell-properties style:vertical-align="automatic" fo:background-color="transparent"/>
    </style:style>
    <style:style style:name="Status_32_6" style:display-name="Status 6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</style:style>
    <style:style style:name="Status_32_8" style:display-name="Status 8" style:family="table-cell" style:data-style-name="N0">
      <style:table-cell-properties style:vertical-align="automatic" fo:background-color="transparent"/>
    </style:style>
    <style:style style:name="Status_32_9" style:display-name="Status 9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ext_32_10" style:display-name="Text 10" style:family="table-cell" style:data-style-name="N0">
      <style:table-cell-properties style:vertical-align="automatic" fo:background-color="transparent"/>
    </style:style>
    <style:style style:name="Text_32_11" style:display-name="Text 11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</style:style>
    <style:style style:name="Text_32_15" style:display-name="Text 15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ext_32_4" style:display-name="Text 4" style:family="table-cell" style:data-style-name="N0">
      <style:table-cell-properties style:vertical-align="automatic" fo:background-color="transparent"/>
    </style:style>
    <style:style style:name="Text_32_5" style:display-name="Text 5" style:family="table-cell" style:data-style-name="N0">
      <style:table-cell-properties style:vertical-align="automatic" fo:background-color="transparent"/>
    </style:style>
    <style:style style:name="Text_32_6" style:display-name="Text 6" style:family="table-cell" style:data-style-name="N0">
      <style:table-cell-properties style:vertical-align="automatic" fo:background-color="transparent"/>
    </style:style>
    <style:style style:name="Text_32_7" style:display-name="Text 7" style:family="table-cell" style:data-style-name="N0">
      <style:table-cell-properties style:vertical-align="automatic" fo:background-color="transparent"/>
    </style:style>
    <style:style style:name="Text_32_8" style:display-name="Text 8" style:family="table-cell" style:data-style-name="N0">
      <style:table-cell-properties style:vertical-align="automatic" fo:background-color="transparent"/>
    </style:style>
    <style:style style:name="Text_32_9" style:display-name="Text 9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0" style:display-name="Warning 10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2" style:display-name="Warning 1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4" style:display-name="Warning 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5" style:display-name="Warning 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6" style:display-name="Warning 6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7" style:display-name="Warning 7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8" style:display-name="Warning 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9" style:display-name="Warning 9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Usuário do Windows</meta:initial-creator>
    <dc:creator>Recepção Coordenação</dc:creator>
    <meta:creation-date>2016-07-13T11:42:24Z</meta:creation-date>
    <dc:date>2025-05-12T17:17:04Z</dc:date>
    <meta:print-date>2024-06-07T20:11:09Z</meta:print-date>
    <meta:editing-cycles>4109</meta:editing-cycles>
    <meta:editing-duration>PT4597053S</meta:editing-duration>
  </office:meta>
</office:document-meta>
</file>